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5605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2964991592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80158356912716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180158275730746" text:continue-numbering="true" text:style-name="L1">
        <text:list-item>
          <text:p text:style-name="P93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180158016453068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83188287" text:style-name="L2">
        <text:list-header>
          <text:p text:style-name="P94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1">CC0 1.0</text:span></text:span></text:a><text:span text:style-name="Emphasis"><text:span text:style-name="T277">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4T18:01:56.004524426">04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1:55.890243957</dc:date>
    <meta:keyword>Installatie</meta:keyword>
    <meta:keyword>Checklist</meta:keyword>
    <meta:keyword>Linux</meta:keyword>
    <meta:editing-cycles>6975</meta:editing-cycles>
    <meta:editing-duration>P12DT10H50M33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89" meta:character-count="3415" meta:non-whitespace-character-count="2957"/>
    <meta:user-defined meta:name="Info 1"/>
    <meta:user-defined meta:name="Info 2"/>
    <meta:user-defined meta:name="Info 3"/>
    <meta:user-defined meta:name="Info 4"/>
  </office:meta>
</office:document-meta>
</file>